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Ref.computeEventDescriptor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Ref.getEventDescriptor( Class controlInterf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Ref.EventRef( Method even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Ref.EventRef( String ev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Ref.getDescriptorMap( Class controlInterfa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ventRef.getEventMethod( Class controlInterf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entRef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Ref.appendTypeDescriptor( StringBuilder sb ,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Re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